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08080" draw:textarea-horizontal-align="center" draw:textarea-vertical-align="middle"/>
    </style:style>
    <style:style style:name="gr2" style:family="graphic" style:parent-style-name="objectwithoutfill">
      <style:graphic-properties draw:stroke="dash" draw:stroke-dash="Fine_20_Dashed" svg:stroke-width="0.254cm" svg:stroke-color="#cccccc" draw:marker-start-width="0.579cm" draw:marker-end-width="0.579cm" draw:fill="none" draw:textarea-horizontal-align="center" draw:textarea-vertical-align="middle" fo:padding-top="0.125cm" fo:padding-bottom="0.125cm" fo:padding-left="0.125cm" fo:padding-right="0.125cm"/>
    </style:style>
    <style:style style:name="gr3" style:family="graphic" style:parent-style-name="objectwithoutfill">
      <style:graphic-properties svg:stroke-width="0.152cm" svg:stroke-color="#00ff00" draw:marker-start-width="0.427cm" draw:marker-end="Arrow" draw:marker-end-width="0.427cm" draw:fill="none" draw:textarea-horizontal-align="center" draw:textarea-vertical-align="middle" fo:padding-top="0.075cm" fo:padding-bottom="0.075cm" fo:padding-left="0.075cm" fo:padding-right="0.0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2cm" fo:min-width="5.107cm"/>
    </style:style>
    <style:style style:name="gr5" style:family="graphic" style:parent-style-name="objectwithoutfill">
      <style:graphic-properties svg:stroke-width="0.152cm" svg:stroke-color="#ff0000" draw:marker-start-width="0.427cm" draw:marker-end="Arrow" draw:marker-end-width="0.427cm" draw:fill="none" draw:textarea-horizontal-align="center" draw:textarea-vertical-align="middle" fo:padding-top="0.075cm" fo:padding-bottom="0.075cm" fo:padding-left="0.075cm" fo:padding-right="0.075cm"/>
    </style:style>
    <style:style style:name="gr6" style:family="graphic" style:parent-style-name="standard">
      <style:graphic-properties draw:stroke="none" draw:fill="none" fo:min-height="1.341cm"/>
    </style:style>
    <style:style style:name="gr7" style:family="graphic" style:parent-style-name="standard">
      <style:graphic-properties svg:stroke-width="0.053cm" svg:stroke-color="#00ff00" draw:marker-start-width="0.2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646cm" fo:min-width="0.554cm"/>
    </style:style>
    <style:style style:name="gr9" style:family="graphic" style:parent-style-name="standard">
      <style:graphic-properties draw:fill="solid" draw:fill-color="#800000" draw:textarea-horizontal-align="justify" draw:textarea-vertical-align="middle" draw:auto-grow-height="false" fo:min-height="0.362cm" fo:min-width="0.6cm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.645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37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039cm" fo:min-width="0cm"/>
    </style:style>
    <style:style style:name="P1" style:family="paragraph">
      <loext:graphic-properties draw:fill="solid" draw:fill-color="#808080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color="#00ff00" fo:font-size="32pt" fo:text-shadow="1pt 1pt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text-properties fo:color="#ff0000" fo:font-style="italic" fo:text-shadow="1pt 1pt" style:font-style-asian="italic" style:font-style-complex="italic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800000"/>
      <style:paragraph-properties fo:text-align="center"/>
    </style:style>
    <style:style style:name="P7" style:family="paragraph">
      <loext:graphic-properties draw:fill="solid" draw:fill-color="#00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ff00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ff0000" style:font-name="DejaVu Sans2" fo:font-size="28pt" fo:font-style="italic" fo:text-shadow="1pt 1pt" fo:font-weight="bold" style:font-name-asian="DejaVu Sans2" style:font-size-asian="28pt" style:font-style-asian="italic" style:font-weight-asian="bold" style:font-name-complex="DejaVu Sans2" style:font-size-complex="28pt" style:font-style-complex="italic" style:font-weight-complex="bold"/>
    </style:style>
    <style:style style:name="T3" style:family="text">
      <style:text-properties fo:color="#ff0000" style:text-position="sub 75%" style:font-name="DejaVu Sans2" fo:font-size="28pt" fo:font-style="italic" fo:text-shadow="1pt 1pt" fo:font-weight="bold" style:font-name-asian="DejaVu Sans2" style:font-size-asian="28pt" style:font-style-asian="italic" style:font-weight-asian="bold" style:font-name-complex="DejaVu Sans2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0.455cm" svg:height="8.393cm" svg:x="0.044cm" svg:y="1.427cm" svg:viewBox="0 0 10456 8394" draw:points="0,8394 4092,8394 4133,5914 5207,4135 7481,3143 10456,3143 10456,0 5993,0 2893,827 910,3019 41,5210">
            <text:p/>
          </draw:polygon>
          <draw:polyline draw:style-name="gr2" draw:text-style-name="P2" draw:layer="layout" svg:width="6.739cm" svg:height="8.471cm" draw:transform="rotate (1.5707963267949) translate (1.7694448928571cm 9.7213694285714cm)" svg:viewBox="0 0 6740 8472" draw:points="0,0 2440,0 2481,124 4796,1321 6534,3926 6740,8472">
            <text:p/>
          </draw:polyline>
        </draw:g>
        <draw:g>
          <draw:path draw:style-name="gr3" draw:text-style-name="P2" draw:layer="layout" svg:width="4.596cm" svg:height="7.114cm" draw:transform="rotate (1.49609623480954) translate (2.8959752407228cm 7.7955608564486cm)" svg:viewBox="0 0 4597 7115" svg:d="M0 0c4437-1 4597 7115 4597 7115">
            <text:p/>
          </draw:path>
          <draw:frame draw:style-name="gr4" draw:text-style-name="P3" draw:layer="layout" svg:width="5.105cm" svg:height="2.902cm" svg:x="6.677cm" svg:y="2.332cm">
            <draw:text-box>
              <text:p><text:span text:style-name="T1">expert</text:span></text:p>
            </draw:text-box>
          </draw:frame>
        </draw:g>
        <draw:g>
          <draw:path draw:style-name="gr5" draw:text-style-name="P2" draw:layer="layout" svg:width="8.009cm" svg:height="2.758cm" draw:transform="skewX (0.000174532925199447) rotate (1.45874618881686) translate (2.8549756149691cm 7.7532582906178cm)" svg:viewBox="0 0 8010 2759" svg:d="M0 0c6658 0 8010 2759 8010 2759">
            <text:p/>
          </draw:path>
          <draw:frame draw:style-name="gr6" draw:text-style-name="P4" draw:layer="layout" svg:width="2.696cm" svg:height="1.591cm" svg:x="6.273cm" svg:y="-0.152cm">
            <draw:text-box>
              <text:p><text:span text:style-name="T2">f</text:span><text:span text:style-name="T3">0</text:span></text:p>
            </draw:text-box>
          </draw:frame>
        </draw:g>
        <draw:g>
          <draw:line draw:style-name="gr7" draw:layer="layout" svg:x1="3.351cm" svg:y1="4.499cm" svg:x2="4.715cm" svg:y2="3.424cm">
            <text:p/>
          </draw:line>
          <draw:line draw:style-name="gr7" draw:layer="layout" svg:x1="3.853cm" svg:y1="3.01cm" svg:x2="5.464cm" svg:y2="2.719cm">
            <text:p/>
          </draw:line>
          <draw:line draw:style-name="gr7" draw:layer="layout" svg:x1="4.598cm" svg:y1="1.648cm" svg:x2="6.087cm" svg:y2="1.852cm">
            <text:p/>
          </draw:line>
          <draw:line draw:style-name="gr7" draw:layer="layout" svg:x1="5.549cm" svg:y1="0.785cm" svg:x2="6.747cm" svg:y2="1.692cm">
            <text:p/>
          </draw:line>
        </draw:g>
        <draw:g>
          <draw:custom-shape draw:style-name="gr8" draw:text-style-name="P5" draw:layer="layout" svg:width="1.166cm" svg:height="2.008cm" svg:x="2.334cm" svg:y="7.6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1.166cm" svg:height="0.678cm" svg:x="2.334cm" svg:y="8.3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1.165cm" svg:height="0.212cm" svg:x="2.335cm" svg:y="8.1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8" draw:layer="layout" svg:width="0.199cm" svg:height="0.405cm" svg:x="2.185cm" svg:y="7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0.199cm" svg:height="0.405cm" svg:x="3.422cm" svg:y="7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0.199cm" svg:height="0.407cm" svg:x="2.185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0.199cm" svg:height="0.407cm" svg:x="3.422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41cm" fo:page-height="9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l III</meta:initial-creator>
    <meta:creation-date>2017-01-20T09:34:41.414635806</meta:creation-date>
    <dc:date>2017-01-20T09:44:01.674581481</dc:date>
    <dc:creator>Hal III</dc:creator>
    <meta:editing-duration>PT4M6S</meta:editing-duration>
    <meta:editing-cycles>2</meta:editing-cycles>
    <meta:generator>LibreOffice/5.1.4.2$Linux_X86_64 LibreOffice_project/10m0$Build-2</meta:generator>
    <meta:document-statistic meta:object-count="22"/>
  </office:meta>
</office:document-meta>
</file>